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5.103cm"/>
    </style:style>
    <style:style style:name="Tableau1.B" style:family="table-column">
      <style:table-column-properties style:column-width="3.893cm"/>
    </style:style>
    <style:style style:name="Tableau1.C" style:family="table-column">
      <style:table-column-properties style:column-width="4.101cm"/>
    </style:style>
    <style:style style:name="Tableau1.D" style:family="table-column">
      <style:table-column-properties style:column-width="3.9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ackground-color="#ffcc99">
        <style:background-image/>
      </style:paragraph-properties>
      <style:text-properties fo:font-size="16pt" fo:font-weight="bold" officeooo:rsid="0020805d" officeooo:paragraph-rsid="0020805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c102a" officeooo:paragraph-rsid="002c102a" fo:background-color="#ffff00"/>
    </style:style>
    <style:style style:name="P4" style:family="paragraph" style:parent-style-name="Standard">
      <style:text-properties officeooo:rsid="00214682" officeooo:paragraph-rsid="003299eb"/>
    </style:style>
    <style:style style:name="P5" style:family="paragraph" style:parent-style-name="Standard">
      <style:text-properties officeooo:rsid="001bfd4b" officeooo:paragraph-rsid="0033b7fa"/>
    </style:style>
    <style:style style:name="P6" style:family="paragraph" style:parent-style-name="Standard">
      <style:text-properties officeooo:paragraph-rsid="0033b7fa"/>
    </style:style>
    <style:style style:name="P7" style:family="paragraph" style:parent-style-name="Table_20_Contents">
      <style:paragraph-properties fo:text-align="center" style:justify-single-word="false"/>
      <style:text-properties officeooo:paragraph-rsid="002cb43c"/>
    </style:style>
    <style:style style:name="P8" style:family="paragraph" style:parent-style-name="Table_20_Contents">
      <style:paragraph-properties fo:text-align="center" style:justify-single-word="false"/>
      <style:text-properties officeooo:rsid="00214682" officeooo:paragraph-rsid="002cb43c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b43c" officeooo:paragraph-rsid="002cb43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aa1b1" officeooo:paragraph-rsid="002cb43c"/>
    </style:style>
    <style:style style:name="P11" style:family="paragraph" style:parent-style-name="Table_20_Contents">
      <style:paragraph-properties fo:text-align="center" style:justify-single-word="false"/>
      <style:text-properties officeooo:rsid="002cb43c" officeooo:paragraph-rsid="002cb43c"/>
    </style:style>
    <style:style style:name="P12" style:family="paragraph" style:parent-style-name="Table_20_Contents">
      <style:paragraph-properties fo:text-align="center" style:justify-single-word="false"/>
      <style:text-properties officeooo:rsid="0037a365" officeooo:paragraph-rsid="0037a365"/>
    </style:style>
    <style:style style:name="P13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Courier 10 Pitch" fo:font-size="10pt" officeooo:rsid="00214682" officeooo:paragraph-rsid="002c102a" style:font-size-asian="10pt" style:font-size-complex="10pt"/>
    </style:style>
    <style:style style:name="P14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Courier 10 Pitch" fo:font-size="10pt" officeooo:rsid="00214682" officeooo:paragraph-rsid="00214682" style:font-size-asian="10pt" style:font-size-complex="10pt"/>
    </style:style>
    <style:style style:name="P15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Courier 10 Pitch" fo:font-size="10pt" officeooo:rsid="002c102a" officeooo:paragraph-rsid="002c102a" style:font-size-asian="10pt" style:font-size-complex="10pt"/>
    </style:style>
    <style:style style:name="P16" style:family="paragraph" style:parent-style-name="Standard">
      <style:paragraph-properties fo:background-color="#000000" fo:padding="0.049cm" fo:border="0.06pt solid #000000" style:shadow="#808080 0.18cm 0.18cm">
        <style:background-image/>
      </style:paragraph-properties>
      <style:text-properties officeooo:rsid="001bfd4b" officeooo:paragraph-rsid="0033b7fa"/>
    </style:style>
    <style:style style:name="P17" style:family="paragraph" style:parent-style-name="Standard">
      <style:paragraph-properties fo:background-color="#000000" fo:padding="0.049cm" fo:border="0.06pt solid #000000" style:shadow="#808080 0.18cm 0.18cm">
        <style:background-image/>
      </style:paragraph-properties>
      <style:text-properties officeooo:rsid="0033b7fa" officeooo:paragraph-rsid="0033b7fa"/>
    </style:style>
    <style:style style:name="P18" style:family="paragraph" style:parent-style-name="Standard">
      <style:paragraph-properties fo:break-before="page"/>
      <style:text-properties officeooo:rsid="001bfefd" officeooo:paragraph-rsid="0033b7fa"/>
    </style:style>
    <style:style style:name="P19" style:family="paragraph" style:parent-style-name="Standard" style:list-style-name="L1">
      <style:text-properties officeooo:rsid="002e2697" officeooo:paragraph-rsid="002e2697"/>
    </style:style>
    <style:style style:name="P20" style:family="paragraph" style:parent-style-name="Standard" style:list-style-name="L1">
      <style:text-properties officeooo:rsid="002e2697" officeooo:paragraph-rsid="003299eb"/>
    </style:style>
    <style:style style:name="P21" style:family="paragraph" style:parent-style-name="Standard" style:list-style-name="L2">
      <style:text-properties officeooo:rsid="002cb43c" officeooo:paragraph-rsid="002cb43c"/>
    </style:style>
    <style:style style:name="P22" style:family="paragraph" style:parent-style-name="Standard" style:list-style-name="L3">
      <style:text-properties officeooo:rsid="002f72e1" officeooo:paragraph-rsid="002f72e1"/>
    </style:style>
    <style:style style:name="P23" style:family="paragraph" style:parent-style-name="Standard" style:list-style-name="L4">
      <style:text-properties officeooo:rsid="001bfd4b" officeooo:paragraph-rsid="0033b7fa"/>
    </style:style>
    <style:style style:name="P24" style:family="paragraph" style:parent-style-name="Standard" style:list-style-name="L5">
      <style:text-properties officeooo:rsid="001bfd4b" officeooo:paragraph-rsid="0033b7fa"/>
    </style:style>
    <style:style style:name="P25" style:family="paragraph" style:parent-style-name="Standard">
      <style:text-properties officeooo:rsid="00214682" officeooo:paragraph-rsid="003299eb"/>
    </style:style>
    <style:style style:name="P26" style:family="paragraph" style:parent-style-name="Standard">
      <style:text-properties officeooo:rsid="003a4210" officeooo:paragraph-rsid="003a4210"/>
    </style:style>
    <style:style style:name="P27" style:family="paragraph" style:parent-style-name="Standard" style:list-style-name="L1">
      <style:paragraph-properties fo:background-color="#000000" style:shadow="#808080 0.18cm 0.18cm">
        <style:background-image/>
      </style:paragraph-properties>
      <style:text-properties style:font-name="Courier 10 Pitch" fo:font-size="10pt" officeooo:rsid="00214682" officeooo:paragraph-rsid="003412eb" style:font-size-asian="10pt" style:font-size-complex="10pt"/>
    </style:style>
    <style:style style:name="P28" style:family="paragraph" style:parent-style-name="Standard" style:list-style-name="L1">
      <style:paragraph-properties fo:background-color="#000000" style:shadow="#808080 0.18cm 0.18cm">
        <style:background-image/>
      </style:paragraph-properties>
      <style:text-properties style:font-name="Courier 10 Pitch" fo:font-size="10pt" officeooo:rsid="002c102a" officeooo:paragraph-rsid="003412eb" style:font-size-asian="10pt" style:font-size-complex="10pt"/>
    </style:style>
    <style:style style:name="P29" style:family="paragraph" style:parent-style-name="Standard" style:list-style-name="L1">
      <style:paragraph-properties fo:background-color="#000000" style:shadow="#808080 0.18cm 0.18cm">
        <style:background-image/>
      </style:paragraph-properties>
      <style:text-properties style:font-name="Courier 10 Pitch" fo:font-size="10pt" officeooo:rsid="002c102a" officeooo:paragraph-rsid="00381d80" style:font-size-asian="10pt" style:font-size-complex="10pt"/>
    </style:style>
    <style:style style:name="P30" style:family="paragraph" style:parent-style-name="Standard" style:list-style-name="L1">
      <style:paragraph-properties fo:background-color="#000000" style:shadow="#808080 0.18cm 0.18cm">
        <style:background-image/>
      </style:paragraph-properties>
      <style:text-properties style:font-name="Courier 10 Pitch" fo:font-size="10pt" officeooo:rsid="00397523" officeooo:paragraph-rsid="00397523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Courier 10 Pitch" fo:font-size="10pt" officeooo:rsid="00214682" style:font-size-asian="10pt" style:font-size-complex="10pt"/>
    </style:style>
    <style:style style:name="T3" style:family="text">
      <style:text-properties officeooo:rsid="0029c10f"/>
    </style:style>
    <style:style style:name="T4" style:family="text">
      <style:text-properties officeooo:rsid="002c102a"/>
    </style:style>
    <style:style style:name="T5" style:family="text">
      <style:text-properties officeooo:rsid="002cb43c"/>
    </style:style>
    <style:style style:name="T6" style:family="text">
      <style:text-properties officeooo:rsid="00309b4e"/>
    </style:style>
    <style:style style:name="T7" style:family="text">
      <style:text-properties officeooo:rsid="0033b7fa"/>
    </style:style>
    <style:style style:name="T8" style:family="text">
      <style:text-properties fo:color="#ff33ff"/>
    </style:style>
    <style:style style:name="T9" style:family="text">
      <style:text-properties fo:color="#ff33ff" officeooo:rsid="0033b7fa"/>
    </style:style>
    <style:style style:name="T10" style:family="text">
      <style:text-properties officeooo:rsid="003412eb"/>
    </style:style>
    <style:style style:name="T11" style:family="text">
      <style:text-properties officeooo:rsid="0034cf65"/>
    </style:style>
    <style:style style:name="T12" style:family="text">
      <style:text-properties officeooo:rsid="00381d80"/>
    </style:style>
    <style:style style:name="T13" style:family="text">
      <style:text-properties officeooo:rsid="00397523"/>
    </style:style>
    <style:style style:name="T14" style:family="text">
      <style:text-properties style:font-name="Courier 10 Pitch" fo:font-size="10pt" officeooo:rsid="00214682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dicats et structures <text:span text:style-name="T3">répétitives</text:span></text:p>
      <text:list xml:id="list3920837411228033727" text:style-name="L1">
        <text:list-item>
          <text:p text:style-name="P19">Donnez l'algorithme d'un programme demandant à l'utilisateur un caractère tant que ce dernier n'est pas 'y' ou 'n'.</text:p>
        </text:list-item>
        <text:list-item>
          <text:p text:style-name="P27"><text:span text:style-name="T10">caractere</text:span> <text:span text:style-name="T1">entier</text:span></text:p>
        </text:list-item>
        <text:list-item>
          <text:p text:style-name="P29"><text:span text:style-name="T12">Faire</text:span></text:p>
        </text:list-item>
        <text:list-item>
          <text:p text:style-name="P29">Ecrire: "Donnez un<text:span text:style-name="T10">e lettre</text:span> :"</text:p>
        </text:list-item>
        <text:list-item>
          <text:p text:style-name="P28">Lire: <text:span text:style-name="T10">caractere</text:span></text:p>
        </text:list-item>
        <text:list-item>
          <text:p text:style-name="P28">Tant Que (<text:span text:style-name="T10">caractere </text:span>!= y) <text:span text:style-name="T10">OU</text:span> (<text:span text:style-name="T10">caractere </text:span>!= <text:span text:style-name="T10">n</text:span>)</text:p>
        </text:list-item>
        <text:list-item>
          <text:p text:style-name="P19">Donnez l'algorithme d'un programme demandant à l'utilisateur une valeur entière jusqu'à ce que cette dernière soit négative.</text:p>
        </text:list-item>
        <text:list-item>
          <text:p text:style-name="P27"><text:span text:style-name="T11">v</text:span>al <text:span text:style-name="T1">entier</text:span></text:p>
        </text:list-item>
        <text:list-item>
          <text:p text:style-name="P29"><text:span text:style-name="T12">Faire</text:span></text:p>
        </text:list-item>
        <text:list-item>
          <text:p text:style-name="P29">Ecrire: "Donnez une valeur :"</text:p>
        </text:list-item>
        <text:list-item>
          <text:p text:style-name="P28">Lire: val</text:p>
        </text:list-item>
        <text:list-item>
          <text:p text:style-name="P28">Tant Que (val &gt;= 0)</text:p>
        </text:list-item>
        <text:list-item>
          <text:p text:style-name="P20">Donnez l'algorithme d'un programme demandant à l'utilisateur un nombre et affiche autant de symbole # que le nombre saisi</text:p>
        </text:list-item>
        <text:list-item>
          <text:p text:style-name="P27">val <text:span text:style-name="T1">entier</text:span><text:span text:style-name="T13"> </text:span></text:p>
        </text:list-item>
        <text:list-item>
          <text:p text:style-name="P30">Somme<text:span text:style-name="T1">entier</text:span> =1</text:p>
        </text:list-item>
        <text:list-item>
          <text:p text:style-name="P30">Ecrire « Votre nombre ? »</text:p>
        </text:list-item>
        <text:list-item>
          <text:p text:style-name="P30">Lire val </text:p>
        </text:list-item>
        <text:list-item>
          <text:p text:style-name="P30">Ecrire « # » * val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oit les algorithmes suivant:</text:p>
      <text:p text:style-name="P3">Algo1</text:p>
      <text:p text:style-name="P13"><text:span text:style-name="T4">somme</text:span> <text:span text:style-name="T1">entier</text:span></text:p>
      <text:p text:style-name="P14">val <text:span text:style-name="T1">entier</text:span></text:p>
      <text:p text:style-name="P15">somme=0</text:p>
      <text:p text:style-name="P15">Ecrire: "Donnez une valeur :"</text:p>
      <text:p text:style-name="P15">Lire: val</text:p>
      <text:p text:style-name="P15">Tant Que (val &gt;= 0)</text:p>
      <text:p text:style-name="P15"><text:tab/>somme = somme + val</text:p>
      <text:p text:style-name="P15"><text:tab/>Ecrire: "Donnez une valeur :"</text:p>
      <text:p text:style-name="P15"><text:tab/>Lire: val</text:p>
      <text:p text:style-name="P15">Fin TantQue</text:p>
      <text:p text:style-name="P15">Ecrire: somme</text:p>
      <text:p text:style-name="P3">Algo2</text:p>
      <text:p text:style-name="P13"><text:span text:style-name="T4">somme</text:span> <text:span text:style-name="T1">entier</text:span></text:p>
      <text:p text:style-name="P13">val <text:span text:style-name="T1">entier</text:span></text:p>
      <text:p text:style-name="P15">somme=0</text:p>
      <text:p text:style-name="P15"/>
      <text:p text:style-name="P15">Faire</text:p>
      <text:p text:style-name="P15"><text:tab/>somme = somme + val</text:p>
      <text:p text:style-name="P15"><text:tab/>Ecrire: "Donnez une valeur :"</text:p>
      <text:p text:style-name="P15"><text:tab/>Lire: val</text:p>
      <text:p text:style-name="P15">Tant Que <text:s/>(val &gt;= 0)</text:p>
      <text:p text:style-name="P15">Ecrire: somme</text:p>
      <text:p text:style-name="P3">Algo3</text:p>
      <text:p text:style-name="P13"><text:span text:style-name="T4">somme</text:span> <text:span text:style-name="T1">entier</text:span></text:p>
      <text:p text:style-name="P13">val <text:span text:style-name="T1">entier</text:span></text:p>
      <text:p text:style-name="P15">somme=0</text:p>
      <text:p text:style-name="P15"/>
      <text:p text:style-name="P15">Faire</text:p>
      <text:p text:style-name="P15"><text:tab/>Ecrire: "Donnez une valeur :"</text:p>
      <text:p text:style-name="P15"><text:tab/>Lire: val</text:p>
      <text:p text:style-name="P15"><text:tab/>somme = somme + val</text:p>
      <text:p text:style-name="P15">Tant Que <text:s/>(val &gt;= 0)</text:p>
      <text:p text:style-name="P15">Ecrire: somme</text:p>
      <text:list xml:id="list3579963912266907037" text:style-name="L2">
        <text:list-item>
          <text:p text:style-name="P21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9">Séquence de nombre</text:p>
          </table:table-cell>
          <table:table-cell table:style-name="Tableau1.A1" office:value-type="string">
            <text:p text:style-name="P9">Résultat Algo1</text:p>
          </table:table-cell>
          <table:table-cell table:style-name="Tableau1.A1" office:value-type="string">
            <text:p text:style-name="P9">Résultat Algo2</text:p>
          </table:table-cell>
          <table:table-cell table:style-name="Tableau1.D1" office:value-type="string">
            <text:p text:style-name="P9">Résultat Algo3</text:p>
          </table:table-cell>
        </table:table-row>
        <table:table-row>
          <table:table-cell table:style-name="Tableau1.A2" office:value-type="string">
            <text:p text:style-name="P11">1,2,3,-2</text:p>
          </table:table-cell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8"/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0">-<text:span text:style-name="T5">1</text:span>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/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1">0,2,4,6,8,-5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/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1">5,10,-5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/>
          </table:table-cell>
          <table:table-cell table:style-name="Tableau1.D2" office:value-type="string">
            <text:p text:style-name="P7"/>
          </table:table-cell>
        </table:table-row>
      </table:table>
      <text:list xml:id="list2194995890856169333" text:style-name="L3">
        <text:list-item>
          <text:p text:style-name="P22">Quel(s) algorithme(s) fait(font) la somme des valeurs positives entrée<text:span text:style-name="T6">s</text:span> par l’utilisateur ? </text:p>
        </text:list-item>
      </text:list>
      <text:p text:style-name="P26">ALGO 2</text:p>
      <text:list xml:id="list214415360201042" text:continue-numbering="true" text:style-name="L3">
        <text:list-item>
          <text:p text:style-name="P22">Quel algorithme est le plus adapté ?</text:p>
        </text:list-item>
      </text:list>
      <text:p text:style-name="P18">Les énoncés <text:span text:style-name="T7">suivant </text:span>sont à codez en langage C.</text:p>
      <text:p text:style-name="P6"/>
      <text:list xml:id="list461564263533981208" text:style-name="L4">
        <text:list-item>
          <text:p text:style-name="P23">Ecrivez un programme permettant d'afficher une ligne composée d'un nombre d'étoile saisie par l'utilisateur.</text:p>
        </text:list-item>
      </text:list>
      <text:p text:style-name="P5">Exemple de visuel <text:span text:style-name="T7">attendu(ce que tape l'utilisateur est en magenta)</text:span>:</text:p>
      <text:p text:style-name="P16">Combien d'étoiles ? <text:span text:style-name="T8">6</text:span></text:p>
      <text:p text:style-name="P16">******</text:p>
      <text:p text:style-name="P5"/>
      <text:list xml:id="list251733394227021712" text:style-name="L5">
        <text:list-item>
          <text:p text:style-name="P24">Faire un programme qui demande à l'utilisateur de rentrer au clavier un caractère tant que ce dernier n'est pas 'y' ou 'n'. En fonction de la réponse, un message différent apparaît.</text:p>
          <text:list>
            <text:list-item>
              <text:p text:style-name="P24">Si la réponse est 'y' on affichera "Ok, vous voulez continuer"</text:p>
            </text:list-item>
            <text:list-item>
              <text:p text:style-name="P24">Si la réponse est 'n' on affichera "Dommage, à bientôt"</text:p>
            </text:list-item>
            <text:list-item>
              <text:p text:style-name="P24">Si la réponse n'est ni 'y', ni 'n', <text:s/>on affichera "no comprendo" et on repose la question.</text:p>
            </text:list-item>
          </text:list>
        </text:list-item>
      </text:list>
      <text:p text:style-name="P5">Exemple de visuel <text:span text:style-name="T7">attendu(ce que tape l'utilisateur est en magenta)</text:span>:</text:p>
      <text:p text:style-name="P16"><text:span text:style-name="T7">Souhaitez vous continuer (y/n)</text:span> ? <text:span text:style-name="T8">6</text:span></text:p>
      <text:p text:style-name="P17">no comprendo</text:p>
      <text:p text:style-name="P16"><text:span text:style-name="T7">Souhaitez vous continuer (y/n)</text:span> ? <text:span text:style-name="T9">z</text:span></text:p>
      <text:p text:style-name="P17">no comprendo</text:p>
      <text:p text:style-name="P16"><text:span text:style-name="T7">Souhaitez vous continuer (y/n)</text:span> ? <text:span text:style-name="T9">y</text:span></text:p>
      <text:p text:style-name="P17">Ok, vous voulez continu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0:34.756051412</meta:creation-date>
    <dc:date>2017-11-06T21:44:15.208000000</dc:date>
    <meta:editing-duration>PT1H59M22S</meta:editing-duration>
    <meta:editing-cycles>28</meta:editing-cycles>
    <meta:generator>LibreOffice/4.1.2.3$Windows_x86 LibreOffice_project/40b2d7fde7e8d2d7bc5a449dc65df4d08a7dd38</meta:generator>
    <meta:document-statistic meta:table-count="1" meta:image-count="0" meta:object-count="0" meta:page-count="3" meta:paragraph-count="82" meta:word-count="409" meta:character-count="2260" meta:non-whitespace-character-count="1944"/>
  </office:meta>
</office:document-meta>
</file>